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Ubuntu Mono derivative Powerline" svg:font-family="'Ubuntu Mono derivative Powerl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Ubuntu Mono derivative Powerline"/>
    </style:style>
    <style:style style:name="T3" style:family="text">
      <style:text-properties fo:color="#000099" style:font-name="Ubuntu Mono derivative Power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für Projekttag 20.11.2020</text:h>
      <text:p text:style-name="Standard"/>
      <text:p text:style-name="P1">1. Schaut Euch bitte die Dokumentation zur ES6 (EcmaScript 2015) an:</text:p>
      <text:p text:style-name="Standard"><text:a xlink:type="simple" xlink:href="https://www.w3schools.com/react/react_es6.asp" text:style-name="Internet_20_link" text:visited-style-name="Visited_20_Internet_20_Link"><text:span text:style-name="T1">https://www.w3schools.com/react/react_es6.asp</text:span></text:a><text:span text:style-name="T1"> (hier insbesondere Thema „Arrow-Functions“)</text:span></text:p>
      <text:p text:style-name="P3"/>
      <text:p text:style-name="Standard">2. Schreibt bitte in der Home Komponente folgende Funktion:</text:p>
      <text:p text:style-name="Standard"/>
      <text:p text:style-name="Standard"><text:span text:style-name="Definition"><text:span text:style-name="T3">meinAlertFenster(meldung) {</text:span></text:span></text:p>
      <text:p text:style-name="Standard"><text:span text:style-name="Definition"><text:span text:style-name="T3"><text:tab/>alert(meldung);</text:span></text:span></text:p>
      <text:p text:style-name="Standard"><text:span text:style-name="Definition"><text:span text:style-name="T3">}</text:span></text:span></text:p>
      <text:p text:style-name="Standard"><text:span text:style-name="Definition"><text:span text:style-name="T2"/></text:span></text:p>
      <text:p text:style-name="Standard">in der ES6 Syntax als Arrow-Funktion.</text:p>
      <text:p text:style-name="Standard"/>
      <text:p text:style-name="P1">3. Implementiert im Render-Block der Home-Komponente die Default-Komponente. Als Message- Props soll sie einen Text Eurer Wahl ausgeben.</text:p>
      <text:p text:style-name="P3"/>
      <text:p text:style-name="P1">4. Erstellt eine neue React-Komponenten-Klasse mit dem Namen „Hello“ mit dem Props „title“.</text:p>
      <text:p text:style-name="P1">Implementiert diese Komponente im Router in App.js und benutzt dort dieses Props, um einen beliebigen Text der Komponente mitzuliefern. Gebt den Wert dieses Props innerhalb der Hello-Komponente als h1-Überschrift au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Ubuntu Mono derivative Powerline" svg:font-family="'Ubuntu Mono derivative Powerl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0-11-12T13:35:57</meta:creation-date>
    <dc:date>2020-11-22T18:48:58</dc:date>
    <dc:creator>Bernd Engels</dc:creator>
    <meta:editing-duration>PT33M28S</meta:editing-duration>
    <meta:editing-cycles>5</meta:editing-cycles>
    <meta:generator>OpenOffice/4.1.1$Unix OpenOffice.org_project/411m6$Build-9775</meta:generator>
    <meta:document-statistic meta:table-count="0" meta:image-count="0" meta:object-count="0" meta:page-count="1" meta:paragraph-count="11" meta:word-count="100" meta:character-count="776"/>
  </office:meta>
</office:document-meta>
</file>